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11.16cm" svg:y="16.24cm">
          <text:p/>
        </draw:circle>
        <draw:circle draw:style-name="gr2" draw:text-style-name="P1" draw:layer="layout" svg:width="0.846cm" svg:height="0.846cm" svg:x="12.007cm" svg:y="17.08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m Engler</meta:initial-creator>
    <meta:creation-date>2012-07-05T15:42:54</meta:creation-date>
    <dc:date>2012-07-05T15:49:27</dc:date>
    <dc:creator>Tim Engler</dc:creator>
    <meta:editing-duration>PT6M34S</meta:editing-duration>
    <meta:editing-cycles>1</meta:editing-cycles>
    <meta:document-statistic meta:object-count="2"/>
    <meta:generator>OpenOffice.org/3.3$Unix OpenOffice.org_project/330m20$Build-9567</meta:generator>
  </office:meta>
</office:document-meta>
</file>